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423cm"/>
    </style:style>
    <style:style style:name="gr2" style:family="graphic" style:parent-style-name="standard">
      <style:graphic-properties draw:stroke="solid" svg:stroke-color="#000000" draw:fill="none" draw:fill-color="#ffffff" fo:min-height="4.267cm"/>
    </style:style>
    <style:style style:name="gr3" style:family="graphic" style:parent-style-name="standard">
      <style:graphic-properties draw:stroke="solid" svg:stroke-color="#000000" draw:fill="none" draw:fill-color="#ffffff" fo:min-height="2.134cm"/>
    </style:style>
    <style:style style:name="gr4" style:family="graphic" style:parent-style-name="standard">
      <style:graphic-properties draw:stroke="solid" svg:stroke-color="#000000" draw:fill="none" draw:fill-color="#ffffff" fo:min-height="5.084cm"/>
    </style:style>
    <style:style style:name="gr5" style:family="graphic" style:parent-style-name="standard">
      <style:graphic-properties draw:stroke="solid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42cm" svg:height="1.673cm" svg:x="1.762cm" svg:y="12.408cm">
          <draw:text-box>
            <text:p text:style-name="P1"><text:span text:style-name="T1">VSR timetuple</text:span></text:p>
            <text:p text:style-name="P1">(2020,165,27510)</text:p>
          </draw:text-box>
        </draw:frame>
        <draw:frame draw:style-name="gr1" draw:text-style-name="P2" draw:layer="layout" svg:width="5.715cm" svg:height="1.673cm" svg:x="1.762cm" svg:y="14.589cm">
          <draw:text-box>
            <text:p text:style-name="P1"><text:span text:style-name="T1">VSR time stamp</text:span></text:p>
            <text:p text:style-name="P1">‘2020 165 27510’</text:p>
          </draw:text-box>
        </draw:frame>
        <draw:frame draw:style-name="gr1" draw:text-style-name="P2" draw:layer="layout" svg:width="5.842cm" svg:height="1.673cm" svg:x="1.762cm" svg:y="10.249cm">
          <draw:text-box>
            <text:p text:style-name="P1"><text:span text:style-name="T1">VSR time stamp</text:span></text:p>
            <text:p text:style-name="P1">165/17:50:30</text:p>
          </draw:text-box>
        </draw:frame>
        <draw:frame draw:style-name="gr2" draw:text-style-name="P2" draw:layer="layout" svg:width="6.858cm" svg:height="4.517cm" svg:x="12.303cm" svg:y="8.874cm">
          <draw:text-box>
            <text:p text:style-name="P1"><text:span text:style-name="T1">ISO time stamp</text:span></text:p>
            <text:p text:style-name="P1">20200615T175030</text:p>
            <text:p text:style-name="P1">2020-06-15T17:50:30</text:p>
            <text:p text:style-name="P1">allowed inputs:</text:p>
            <text:p text:style-name="P1">2020-165T17:50(:30)</text:p>
            <text:p text:style-name="P1">2020165T1750</text:p>
          </draw:text-box>
        </draw:frame>
        <draw:frame draw:style-name="gr1" draw:text-style-name="P2" draw:layer="layout" svg:width="12.446cm" svg:height="1.673cm" svg:x="6.715cm" svg:y="1.508cm">
          <draw:text-box>
            <text:p text:style-name="P1"><text:span text:style-name="T1">datetime.datetime</text:span></text:p>
            <text:p text:style-name="P1"><text:span text:style-name="T2">datetime.datetime(2020, 6, 15, 17, 50, 30)</text:span></text:p>
          </draw:text-box>
        </draw:frame>
        <draw:frame draw:style-name="gr3" draw:text-style-name="P2" draw:layer="layout" svg:width="4.572cm" svg:height="2.384cm" svg:x="1.762cm" svg:y="1.537cm">
          <draw:text-box>
            <text:p text:style-name="P1"><text:span text:style-name="T1">time.time</text:span></text:p>
            <text:p text:style-name="P1"><text:span text:style-name="T2">(UNIX time)</text:span></text:p>
            <text:p text:style-name="P1"><text:span text:style-name="T2">1592243430</text:span></text:p>
          </draw:text-box>
        </draw:frame>
        <draw:frame draw:style-name="gr4" draw:text-style-name="P2" draw:layer="layout" svg:width="9.636cm" svg:height="5.334cm" svg:x="1.778cm" svg:y="4.429cm">
          <draw:text-box>
            <text:p text:style-name="P1"><text:span text:style-name="T1">time.struct_time</text:span></text:p>
            <text:p text:style-name="P1"><text:span text:style-name="T2">(time tuple)</text:span></text:p>
            <text:p text:style-name="P1"><text:span text:style-name="T2">time.struct_time(tm_year=2020,</text:span></text:p>
            <text:p text:style-name="P1"><text:span text:style-name="T2"><text:s/></text:span><text:span text:style-name="T2">tm_mon=6, tm_mday=15,</text:span></text:p>
            <text:p text:style-name="P1"><text:span text:style-name="T2"><text:s/></text:span><text:span text:style-name="T2">tm_hour=17, tm_min=50,</text:span></text:p>
            <text:p text:style-name="P1"><text:span text:style-name="T2"><text:s/></text:span><text:span text:style-name="T2">tm_sec=30, tm_wday=0, tm_yday=167, tm_isdst=0)</text:span></text:p>
          </draw:text-box>
        </draw:frame>
        <draw:frame draw:style-name="gr1" draw:text-style-name="P2" draw:layer="layout" svg:width="5.969cm" svg:height="1.673cm" svg:x="13.192cm" svg:y="4.407cm">
          <draw:text-box>
            <text:p text:style-name="P1"><text:span text:style-name="T1">datetime</text:span> <text:span text:style-name="T2">ordinal</text:span></text:p>
            <text:p text:style-name="P1"><text:span text:style-name="T2">737591</text:span></text:p>
          </draw:text-box>
        </draw:frame>
        <draw:frame draw:style-name="gr1" draw:text-style-name="P2" draw:layer="layout" svg:width="6.35cm" svg:height="1.673cm" svg:x="12.811cm" svg:y="6.566cm">
          <draw:text-box>
            <text:p text:style-name="P1"><text:span text:style-name="T1">matplotlib</text:span> datenum</text:p>
            <text:p text:style-name="P1">737591.7434027778</text:p>
          </draw:text-box>
        </draw:frame>
        <draw:frame draw:style-name="gr5" draw:text-style-name="P2" draw:layer="layout" svg:width="4.572cm" svg:height="1.673cm" svg:x="14.506cm" svg:y="14.564cm">
          <draw:text-box>
            <text:p text:style-name="P1">Julian date</text:p>
            <text:p text:style-name="P1">2459014.2434</text:p>
          </draw:text-box>
        </draw:frame>
        <draw:frame draw:style-name="gr1" draw:text-style-name="P2" draw:layer="layout" svg:width="4.572cm" svg:height="1.673cm" svg:x="9.509cm" svg:y="14.589cm">
          <draw:text-box>
            <text:p text:style-name="P1">MJD</text:p>
            <text:p text:style-name="P1">59013.743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5T09:07:18.996446249</meta:creation-date>
    <meta:editing-duration>PT16H2M48S</meta:editing-duration>
    <meta:editing-cycles>6</meta:editing-cycles>
    <meta:generator>LibreOffice/6.0.7.3$Linux_X86_64 LibreOffice_project/00m0$Build-3</meta:generator>
    <meta:initial-creator>Tom Kuiper</meta:initial-creator>
    <dc:date>2020-06-19T17:24:56.895698559</dc:date>
    <dc:creator>Tom Kuiper</dc:creator>
    <meta:document-statistic meta:object-count="11"/>
  </office:meta>
</office:document-meta>
</file>